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Container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Container.ElementContaine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Contain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Containe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Container.output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Container.output( Print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Container.Elemen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